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style:writing-mode="page"/>
    </style:style>
    <style:style style:name="Table1.15" style:family="table-row">
      <style:table-row-properties style:min-row-height="0.2375in"/>
    </style:style>
    <style:style style:name="P1" style:family="paragraph" style:parent-style-name="Heading_20_2">
      <style:text-properties officeooo:paragraph-rsid="0014028c"/>
    </style:style>
    <style:style style:name="P2" style:family="paragraph" style:parent-style-name="Heading_20_3">
      <style:text-properties officeooo:paragraph-rsid="0014028c"/>
    </style:style>
    <style:style style:name="P3" style:family="paragraph" style:parent-style-name="Heading_20_3">
      <style:text-properties officeooo:paragraph-rsid="0016b082"/>
    </style:style>
    <style:style style:name="P4" style:family="paragraph" style:parent-style-name="Standard">
      <style:text-properties fo:font-size="18pt" fo:font-weight="bold" officeooo:rsid="0014028c" officeooo:paragraph-rsid="0014028c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5pt" fo:font-weight="normal" officeooo:rsid="0014028c" officeooo:paragraph-rsid="0014028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officeooo:paragraph-rsid="0014028c"/>
    </style:style>
    <style:style style:name="P7" style:family="paragraph" style:parent-style-name="Standard">
      <style:text-properties fo:font-size="12pt" fo:font-weight="normal" officeooo:rsid="0014028c" officeooo:paragraph-rsid="0014028c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167289" officeooo:paragraph-rsid="00167289"/>
    </style:style>
    <style:style style:name="P12" style:family="paragraph" style:parent-style-name="Text_20_body" style:list-style-name="L1"/>
    <style:style style:name="P13" style:family="paragraph" style:parent-style-name="Text_20_body">
      <style:text-properties fo:font-size="15pt" fo:font-weight="normal" officeooo:rsid="0014028c" officeooo:paragraph-rsid="0014028c" style:font-size-asian="13.1000003814697pt" style:font-weight-asian="normal" style:font-size-complex="15pt" style:font-weight-complex="normal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 style:list-style-name="L2">
      <style:text-properties officeooo:paragraph-rsid="0014028c"/>
    </style:style>
    <style:style style:name="P16" style:family="paragraph" style:parent-style-name="Text_20_body">
      <style:text-properties officeooo:paragraph-rsid="0014028c"/>
    </style:style>
    <style:style style:name="P17" style:family="paragraph" style:parent-style-name="Text_20_body" style:list-style-name="L3">
      <style:text-properties officeooo:paragraph-rsid="0014028c"/>
    </style:style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5">
      <style:text-properties officeooo:paragraph-rsid="001527b0"/>
    </style:style>
    <style:style style:name="P21" style:family="paragraph" style:parent-style-name="Text_20_body">
      <style:text-properties officeooo:paragraph-rsid="0016b082"/>
    </style:style>
    <style:style style:name="P22" style:family="paragraph" style:parent-style-name="Text_20_body" style:list-style-name="L7">
      <style:text-properties officeooo:paragraph-rsid="0016b082"/>
    </style:style>
    <style:style style:name="T1" style:family="text">
      <style:text-properties officeooo:rsid="0014028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officeooo:rsid="0014028c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028c" style:font-size-asian="14pt" style:font-size-complex="14pt"/>
    </style:style>
    <style:style style:name="T6" style:family="text">
      <style:text-properties fo:font-size="14pt" officeooo:rsid="001527b0" style:font-size-asian="14pt" style:font-size-complex="14pt"/>
    </style:style>
    <style:style style:name="T7" style:family="text">
      <style:text-properties officeooo:rsid="001527b0"/>
    </style:style>
    <style:style style:name="T8" style:family="text">
      <style:text-properties officeooo:rsid="00167289"/>
    </style:style>
    <style:style style:name="T9" style:family="text">
      <style:text-properties officeooo:rsid="0016b08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pervised Finetuning details on Tarqa with html format:-</text:p>
      <text:p text:style-name="P5"/>
      <text:p text:style-name="P13"><text:span text:style-name="T2">SFT means you take a pretrained language model (e.g., </text:span><text:span text:style-name="Strong_20_Emphasis"><text:span text:style-name="T2">LLaMA 3-8B-Instruct</text:span></text:span><text:span text:style-name="T2">) and fine-tune it on your </text:span><text:span text:style-name="Strong_20_Emphasis"><text:span text:style-name="T2">task-specific labeled dataset</text:span></text:span><text:span text:style-name="T2"> — here, </text:span><text:span text:style-name="Strong_20_Emphasis"><text:span text:style-name="T2">HTML tables + questions + answers</text:span></text:span><text:span text:style-name="T2">.</text:span></text:p>
      <text:p text:style-name="P14">Goal:</text:p>
      <text:list text:style-name="L1">
        <text:list-item>
          <text:p text:style-name="P12"><text:span text:style-name="T2">Adapt the pretrained model so it learns </text:span><text:span text:style-name="Strong_20_Emphasis"><text:span text:style-name="T2">structured table reasoning</text:span></text:span><text:span text:style-name="T2"> from your data.</text:span></text:p>
        </text:list-item>
        <text:list-item>
          <text:p text:style-name="P12"><text:span text:style-name="T2">Training objective: predict the correct </text:span><text:span text:style-name="Strong_20_Emphasis"><text:span text:style-name="T2">answer text</text:span></text:span><text:span text:style-name="T2"> given an </text:span><text:span text:style-name="Strong_20_Emphasis"><text:span text:style-name="T2">HTML table + question</text:span></text:span><text:span text:style-name="T2">.</text:span></text:p>
        </text:list-item>
      </text:list>
      <text:h text:style-name="P2" text:outline-level="3"><text:span text:style-name="Strong_20_Emphasis"><text:span text:style-name="T1">1) </text:span></text:span><text:span text:style-name="Strong_20_Emphasis">Input Format</text:span></text:h>
      <text:p text:style-name="P16">We formulated the task as <text:span text:style-name="Strong_20_Emphasis">instruction-based generation</text:span>, where each training example was prepended with a structured prompt. The prompt includes:</text:p>
      <text:list text:style-name="L2">
        <text:list-item>
          <text:p text:style-name="P15">An instruction</text:p>
        </text:list-item>
        <text:list-item>
          <text:p text:style-name="P15">A table in serialized format (from the <text:span text:style-name="Source_20_Text"><text:span text:style-name="T3">html</text:span></text:span> field)</text:p>
        </text:list-item>
        <text:list-item>
          <text:p text:style-name="P15">A natural language question</text:p>
        </text:list-item>
        <text:list-item>
          <text:p text:style-name="P15">The answer (as the label)</text:p>
        </text:list-item>
      </text:list>
      <text:p text:style-name="P6"><text:span text:style-name="Strong_20_Emphasis"/></text:p>
      <text:p text:style-name="P6"><text:span text:style-name="Strong_20_Emphasis">Prompt Template</text:span>:</text:p>
      <text:p text:style-name="P6">### Instruction:</text:p>
      <text:p text:style-name="P6">Given the following table, answer the question in one word or short phrase. Do not provide an explanation.</text:p>
      <text:p text:style-name="P6"/>
      <text:p text:style-name="P6">### Table:</text:p>
      <text:p text:style-name="P6">{table_text}</text:p>
      <text:p text:style-name="P6"/>
      <text:p text:style-name="P6">### Question:</text:p>
      <text:p text:style-name="P6">{question}</text:p>
      <text:p text:style-name="P6"/>
      <text:p text:style-name="P7">### Answer: {answer}</text:p>
      <text:p text:style-name="P7"/>
      <text:h text:style-name="P2" text:outline-level="3"><text:span text:style-name="Strong_20_Emphasis"/></text:h>
      <text:h text:style-name="P2" text:outline-level="3"><text:span text:style-name="Strong_20_Emphasis"><text:span text:style-name="T1">2) </text:span></text:span><text:span text:style-name="Strong_20_Emphasis">Data Preprocessing</text:span></text:h>
      <text:list text:style-name="L3">
        <text:list-item>
          <text:p text:style-name="P17"><text:span text:style-name="Strong_20_Emphasis">Dataset Format</text:span>: JSON</text:p>
        </text:list-item>
        <text:list-item>
          <text:p text:style-name="P17"><text:span text:style-name="Strong_20_Emphasis">Key Fields Used</text:span>:</text:p>
          <text:list>
            <text:list-item>
              <text:p text:style-name="P17"><text:span text:style-name="Source_20_Text">question</text:span>: Natural language question</text:p>
            </text:list-item>
            <text:list-item>
              <text:p text:style-name="P17"><text:span text:style-name="Source_20_Text">answer_text</text:span>: Ground truth answer</text:p>
            </text:list-item>
            <text:list-item>
              <text:p text:style-name="P17"><text:span text:style-name="Source_20_Text"><text:span text:style-name="T1">htm</text:span></text:span><text:span text:style-name="Source_20_Text">l</text:span>: Serialized table format</text:p>
            </text:list-item>
          </text:list>
        </text:list-item>
        <text:list-item>
          <text:p text:style-name="P17"><text:span text:style-name="Strong_20_Emphasis">Tokenization</text:span>:</text:p>
          <text:list>
            <text:list-item>
              <text:p text:style-name="P17">HuggingFace <text:span text:style-name="Source_20_Text">AutoTokenizer</text:span> (corresponding to LLaMA-3)</text:p>
            </text:list-item>
            <text:list-item>
              <text:p text:style-name="P17"><text:soft-page-break/><text:span text:style-name="Source_20_Text">padding="max_length"</text:span> and <text:span text:style-name="Source_20_Text">truncation=True</text:span> enabled</text:p>
            </text:list-item>
            <text:list-item>
              <text:p text:style-name="P17">Maximum input sequence length: <text:span text:style-name="Strong_20_Emphasis">4096 tokens</text:span></text:p>
            </text:list-item>
          </text:list>
        </text:list-item>
      </text:list>
      <text:h text:style-name="P1" text:outline-level="2"><text:span text:style-name="Strong_20_Emphasis"><text:span text:style-name="T4"/></text:span></text:h>
      <text:h text:style-name="P1" text:outline-level="2"><text:span text:style-name="Strong_20_Emphasis"><text:span text:style-name="T4">3</text:span></text:span><text:span text:style-name="Strong_20_Emphasis"><text:span text:style-name="T5">)</text:span></text:span><text:span text:style-name="Strong_20_Emphasis"><text:span text:style-name="T4"> Model Setup</text:span></text:span></text:h>
      <text:p text:style-name="Text_20_body">You wrap <text:span text:style-name="Source_20_Text">LlamaForCausalLM</text:span> inside <text:span text:style-name="Source_20_Text">TableVQAModel</text:span>.</text:p>
      <text:p text:style-name="Text_20_body">Key points:</text:p>
      <text:list text:style-name="L4">
        <text:list-item>
          <text:p text:style-name="P18">Uses <text:span text:style-name="Source_20_Text">bfloat16</text:span> for efficiency (good on A100/H100 GPUs).</text:p>
        </text:list-item>
        <text:list-item>
          <text:p text:style-name="P18"><text:span text:style-name="Source_20_Text">gradient_checkpointing_enable()</text:span> reduces memory usage by recomputing activations during backprop.</text:p>
        </text:list-item>
      </text:list>
      <text:h text:style-name="Heading_20_2" text:outline-level="2"><text:span text:style-name="T4"/></text:h>
      <text:h text:style-name="Heading_20_2" text:outline-level="2"><text:span text:style-name="T4">4</text:span><text:span text:style-name="T6">)</text:span><text:span text:style-name="T4"> </text:span><text:span text:style-name="Strong_20_Emphasis"><text:span text:style-name="T4">Training Pipeline</text:span></text:span></text:h>
      <text:p text:style-name="Text_20_body">Your training loop does:</text:p>
      <text:list text:style-name="L5">
        <text:list-item>
          <text:p text:style-name="P19"><text:span text:style-name="Strong_20_Emphasis">Forward pass</text:span></text:p>
          <text:list>
            <text:list-item>
              <text:p text:style-name="P19">Input = tokenized HTML + Q + Answer.</text:p>
            </text:list-item>
            <text:list-item>
              <text:p text:style-name="P19">Labels = same sequence (causal LM objective).</text:p>
            </text:list-item>
            <text:list-item>
              <text:p text:style-name="P19">Model computes <text:span text:style-name="Strong_20_Emphasis">cross-entropy loss</text:span>.</text:p>
            </text:list-item>
          </text:list>
        </text:list-item>
        <text:list-item>
          <text:p text:style-name="P19"><text:span text:style-name="Strong_20_Emphasis">Backward pass &amp; Optimization</text:span></text:p>
          <text:list>
            <text:list-item>
              <text:p text:style-name="P19"><text:span text:style-name="Source_20_Text">loss.backward()</text:span></text:p>
            </text:list-item>
            <text:list-item>
              <text:p text:style-name="P19"><text:span text:style-name="Source_20_Text">optimizer.step()</text:span> (AdamW with LR=2e-5).</text:p>
            </text:list-item>
          </text:list>
        </text:list-item>
        <text:list-item>
          <text:p text:style-name="P19"><text:span text:style-name="Strong_20_Emphasis">Metrics</text:span></text:p>
          <text:list>
            <text:list-item>
              <text:p text:style-name="P19"><text:span text:style-name="Strong_20_Emphasis">Exact Match (EM)</text:span>: pred == label.</text:p>
            </text:list-item>
            <text:list-item>
              <text:p text:style-name="P20"><text:span text:style-name="Strong_20_Emphasis">Levenshtein ≥ 0.8</text:span>: similarity-based accuracy (robust to small typos).</text:p>
            </text:list-item>
            <text:list-item>
              <text:p text:style-name="P20"><text:span text:style-name="Strong_20_Emphasis">Relieved accuracy = relaxed exact match after formatting normalization.</text:span><text:line-break/> It’s designed to “relieve” the evaluation from small, unimportant formatting differences <text:s/>you don’t unfairly penalize a model that gives the right answer in a slightly different form.</text:p>
            </text:list-item>
          </text:list>
        </text:list-item>
        <text:list-item>
          <text:p text:style-name="P19"><text:span text:style-name="Strong_20_Emphasis">Checkpointing</text:span></text:p>
          <text:list>
            <text:list-item>
              <text:p text:style-name="P19">Saves weights per epoch (<text:span text:style-name="Source_20_Text">tablevqa_epochX.pth</text:span>).</text:p>
            </text:list-item>
          </text:list>
        </text:list-item>
      </text:list>
      <text:p text:style-name="Text_20_body"/>
      <text:p text:style-name="P16"><text:span text:style-name="Strong_20_Emphasis"/></text:p>
      <text:p text:style-name="P16"><text:span text:style-name="Strong_20_Emphasis"/></text:p>
      <text:p text:style-name="P16"><text:soft-page-break/><text:span text:style-name="Strong_20_Emphasis"><text:s/></text:span><text:span text:style-name="Strong_20_Emphasis"><text:span text:style-name="T7">Training configuaration:</text:span>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Category</text:p>
          </table:table-cell>
          <table:table-cell table:style-name="Table1.A1" office:value-type="string">
            <text:p text:style-name="P9">Parameter</text:p>
          </table:table-cell>
          <table:table-cell table:style-name="Table1.A1" office:value-type="string">
            <text:p text:style-name="P9"><text:span text:style-name="T8">O</text:span>ur Setting</text:p>
          </table:table-cell>
          <table:table-cell table:style-name="Table1.A1" office:value-type="string">
            <text:p text:style-name="P9">Description</text:p>
          </table:table-cell>
        </table:table-row>
        <table:table-row>
          <table:table-cell table:style-name="Table1.A1" office:value-type="string">
            <text:p text:style-name="P9">Model</text:p>
          </table:table-cell>
          <table:table-cell table:style-name="Table1.A1" office:value-type="string">
            <text:p text:style-name="P10">model_name</text:p>
          </table:table-cell>
          <table:table-cell table:style-name="Table1.A1" office:value-type="string">
            <text:p text:style-name="P10">meta-llama/Meta-Llama-3-8B-Instruct</text:p>
          </table:table-cell>
          <table:table-cell table:style-name="Table1.A1" office:value-type="string">
            <text:p text:style-name="P10">Pretrained base LLaMA model used for SFT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torch_dtype</text:p>
          </table:table-cell>
          <table:table-cell table:style-name="Table1.A1" office:value-type="string">
            <text:p text:style-name="P10">bfloat16</text:p>
          </table:table-cell>
          <table:table-cell table:style-name="Table1.A1" office:value-type="string">
            <text:p text:style-name="P10">Mixed precision to save memory &amp; improve speed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gradient_checkpointing</text:p>
          </table:table-cell>
          <table:table-cell table:style-name="Table1.A1" office:value-type="string">
            <text:p text:style-name="P10">Enabled</text:p>
          </table:table-cell>
          <table:table-cell table:style-name="Table1.A1" office:value-type="string">
            <text:p text:style-name="P10">Saves VRAM by recomputing activations.</text:p>
          </table:table-cell>
        </table:table-row>
        <table:table-row>
          <table:table-cell table:style-name="Table1.A1" office:value-type="string">
            <text:p text:style-name="P9">Tokenizer</text:p>
          </table:table-cell>
          <table:table-cell table:style-name="Table1.A1" office:value-type="string">
            <text:p text:style-name="P10">max_seq_len</text:p>
          </table:table-cell>
          <table:table-cell table:style-name="Table1.A1" office:value-type="string">
            <text:p text:style-name="P10">4096</text:p>
          </table:table-cell>
          <table:table-cell table:style-name="Table1.A1" office:value-type="string">
            <text:p text:style-name="P10">Maximum tokens per input (HTML + Q + A)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pad_token</text:p>
          </table:table-cell>
          <table:table-cell table:style-name="Table1.A1" office:value-type="string">
            <text:p text:style-name="P10">eos_token</text:p>
          </table:table-cell>
          <table:table-cell table:style-name="Table1.A1" office:value-type="string">
            <text:p text:style-name="P10">Ensures consistent padding.</text:p>
          </table:table-cell>
        </table:table-row>
        <table:table-row>
          <table:table-cell table:style-name="Table1.A1" office:value-type="string">
            <text:p text:style-name="P9">DataLoader</text:p>
          </table:table-cell>
          <table:table-cell table:style-name="Table1.A1" office:value-type="string">
            <text:p text:style-name="P10">batch_size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0">Number of samples per forward pass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shuffle</text:p>
          </table:table-cell>
          <table:table-cell table:style-name="Table1.A1" office:value-type="string">
            <text:p text:style-name="P10">True</text:p>
          </table:table-cell>
          <table:table-cell table:style-name="Table1.A1" office:value-type="string">
            <text:p text:style-name="P10">Randomizes samples each epoch.</text:p>
          </table:table-cell>
        </table:table-row>
        <table:table-row>
          <table:table-cell table:style-name="Table1.A1" office:value-type="string">
            <text:p text:style-name="P9">Optimization</text:p>
          </table:table-cell>
          <table:table-cell table:style-name="Table1.A1" office:value-type="string">
            <text:p text:style-name="P10">optimizer</text:p>
          </table:table-cell>
          <table:table-cell table:style-name="Table1.A1" office:value-type="string">
            <text:p text:style-name="P10">AdamW</text:p>
          </table:table-cell>
          <table:table-cell table:style-name="Table1.A1" office:value-type="string">
            <text:p text:style-name="P10">Optimizer for transformers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learning_rate</text:p>
          </table:table-cell>
          <table:table-cell table:style-name="Table1.A1" office:value-type="string">
            <text:p text:style-name="P10">2e-5</text:p>
          </table:table-cell>
          <table:table-cell table:style-name="Table1.A1" office:value-type="string">
            <text:p text:style-name="P10">Step size for weight updates.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Contents"><text:s text:c="10"/>weight_decay</text:p>
          </table:table-cell>
          <table:table-cell table:style-name="Table1.A1" office:value-type="string">
            <text:p text:style-name="P10">Default (likely <text:span text:style-name="Source_20_Text">0.01</text:span>)</text:p>
          </table:table-cell>
          <table:table-cell table:style-name="Table1.A1" office:value-type="string">
            <text:p text:style-name="P10">Regularization to avoid overfitting.</text:p>
          </table:table-cell>
        </table:table-row>
        <table:table-row>
          <table:table-cell table:style-name="Table1.A1" office:value-type="string">
            <text:p text:style-name="P9">Training Loop</text:p>
          </table:table-cell>
          <table:table-cell table:style-name="Table1.A1" office:value-type="string">
            <text:p text:style-name="P10">epochs</text:p>
          </table:table-cell>
          <table:table-cell table:style-name="Table1.A1" office:value-type="string">
            <text:p text:style-name="P10"><text:span text:style-name="Source_20_Text">4</text:span> (planned 6 in fn)</text:p>
          </table:table-cell>
          <table:table-cell table:style-name="Table1.A1" office:value-type="string">
            <text:p text:style-name="P10">Number of full dataset passes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loss</text:p>
          </table:table-cell>
          <table:table-cell table:style-name="Table1.A1" office:value-type="string">
            <text:p text:style-name="P10">CrossEntropy (causal LM)</text:p>
          </table:table-cell>
          <table:table-cell table:style-name="Table1.A1" office:value-type="string">
            <text:p text:style-name="P10">Predicts next token over vocab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metrics</text:p>
          </table:table-cell>
          <table:table-cell table:style-name="Table1.A1" office:value-type="string">
            <text:p text:style-name="P10">Exact Match, Levenshtein ≥ 0.8,<text:span text:style-name="T9">Relievied accuracy</text:span></text:p>
          </table:table-cell>
          <table:table-cell table:style-name="Table1.A1" office:value-type="string">
            <text:p text:style-name="P10">Accuracy tracking.</text:p>
          </table:table-cell>
        </table:table-row>
        <table:table-row table:style-name="Table1.15">
          <table:table-cell table:style-name="Table1.A1" office:value-type="string">
            <text:p text:style-name="P9">Checkpointing</text:p>
          </table:table-cell>
          <table:table-cell table:style-name="Table1.A1" office:value-type="string">
            <text:p text:style-name="P10">save_path</text:p>
          </table:table-cell>
          <table:table-cell table:style-name="Table1.A1" office:value-type="string">
            <text:p text:style-name="P10">tablevqa_epochX.pth</text:p>
          </table:table-cell>
          <table:table-cell table:style-name="Table1.A1" office:value-type="string">
            <text:p text:style-name="P10">Saves full model weights.</text:p>
          </table:table-cell>
        </table:table-row>
      </table:table>
      <text:p text:style-name="P16"><text:span text:style-name="Strong_20_Emphasis"/></text:p>
      <text:h text:style-name="P3" text:outline-level="3"><text:span text:style-name="Strong_20_Emphasis"><text:span text:style-name="T9">5) </text:span></text:span><text:span text:style-name="Strong_20_Emphasis">Inference </text:span></text:h>
      <text:p text:style-name="P21">After training, inference was performed using:</text:p>
      <text:list text:style-name="L7">
        <text:list-item>
          <text:p text:style-name="P22"><text:span text:style-name="Source_20_Text">model.generate()</text:span> from HuggingFace Transformers</text:p>
        </text:list-item>
        <text:list-item>
          <text:p text:style-name="P22">Beam size: 1 (greedy decoding)</text:p>
        </text:list-item>
        <text:list-item>
          <text:p text:style-name="P22"><text:span text:style-name="Source_20_Text">max_new_tokens=100</text:span></text:p>
        </text:list-item>
        <text:list-item>
          <text:p text:style-name="P22"><text:span text:style-name="Strong_20_Emphasis">No sampling (</text:span><text:span text:style-name="Source_20_Text">do_sample=False</text:span><text:span text:style-name="Strong_20_Emphasis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5:17:42.031308751</meta:creation-date>
    <dc:date>2025-09-28T16:01:12.942848572</dc:date>
    <meta:editing-duration>PT9M55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3" meta:paragraph-count="108" meta:word-count="474" meta:character-count="3241" meta:non-whitespace-character-count="2894"/>
  </office:meta>
</office:document-meta>
</file>